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Standard">
      <style:text-properties fo:font-size="72pt" style:font-size-asian="72pt" style:font-size-complex="72pt"/>
    </style:style>
    <style:style style:name="T1" style:family="text">
      <style:text-properties fo:font-size="72pt" style:font-size-asian="72pt" style:font-size-complex="72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span text:style-name="T1">Quad Trees</text:span></text:p>
      <text:p text:style-name="P2"/>
      <text:p text:style-name="P2">By Alan Solita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tab/><text:tab/><text:tab/><text:tab/><text:tab/>What Are Quad Trees?</text:p>
      <text:p text:style-name="Standard"/>
      <text:p text:style-name="Standard">-Tree Data structure used to represent/partition space</text:p>
      <text:p text:style-name="Standard">-In general every node is has either 4 children or no children (a leaf)</text:p>
      <text:p text:style-name="Standard">-Basic Quad Trees are a type of trie</text:p>
      <text:p text:style-name="Standard"/>
      <text:p text:style-name="Standard"><text:tab/><text:tab/><text:tab/><text:tab/><text:tab/>How Does it Work?</text:p>
      <text:p text:style-name="Standard">-Root node usually represents the entire space you wants represent</text:p>
      <text:p text:style-name="Standard">-Each node can keep track of it's dimensions and area</text:p>
      <text:p text:style-name="Standard"/>
      <text:p text:style-name="Standard"><text:tab/><text:tab/><text:tab/><text:tab/><text:tab/>Why we represent space as trees?</text:p>
      <text:p text:style-name="Standard">-</text:p>
      <text:p text:style-name="Standard">-By representing space as a tree, we make it easy to traverse and find thing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What can we Use them for?</text:p>
      <text:p text:style-name="Standard">-Games<text:tab/><text:tab/><text:tab/><text:tab/><text:tab/></text:p>
      <text:p text:style-name="Standard"><text:tab/>-Partitioning 2d space</text:p>
      <text:p text:style-name="Standard"><text:tab/>-Collision Detection</text:p>
      <text:p text:style-name="Standard"><text:tab/>-Destructible enviornments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an Solitar</meta:initial-creator>
    <meta:creation-date>2016-05-01T16:02:29.49</meta:creation-date>
    <dc:date>2016-05-03T10:41:07.44</dc:date>
    <dc:creator>Alan Solitar</dc:creator>
    <meta:editing-duration>PT1H29M45S</meta:editing-duration>
    <meta:editing-cycles>19</meta:editing-cycles>
    <meta:generator>OpenOffice/4.1.1$Win32 OpenOffice.org_project/411m6$Build-9775</meta:generator>
    <meta:document-statistic meta:table-count="0" meta:image-count="0" meta:object-count="0" meta:page-count="2" meta:paragraph-count="17" meta:word-count="98" meta:character-count="582"/>
  </office:meta>
</office:document-meta>
</file>